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QUIPE EDUCATIVE STANLEY COTET</text:p>
      <text:p text:style-name="P2">23 novembre 2018</text:p>
      <text:p text:style-name="P2"/>
      <text:p text:style-name="P3">COMPORTEMENT DANS LA CLASSE</text:p>
      <text:p text:style-name="P1">Stanley est arrivé dans ma classe en septembre, pour sa rentrée au CP. C'est un élève qui a besoin d'être modéré continuellement. Il ne tient pas assis sur sa chaise, il parle tout fort, à ses camarades, à la maîtresse. Il ne demande jamais la parole et se sent investi de la mission de prendre en charge les autres élèves de façon autoritaire et agressive, comme si c'était lui le maître de la classe ou plutôt lui le dirigeant. Il le répète régulièrement : « c'est moi qui commande, toi tu ramènes pas ta fraise ». En s'adressant à moi, sa maîtresse. Par exemple si un élève se déplace pour aller aux toilettes, ou pour aller boire, ça peut devenir une véritable bataille entre lui et les autres puisqu'il n'a pas lui-même donné l'autorisation de le faire. Si l'élève en face de lui l'ignore, il le frappe pour se faire entendre. J'interviens bien évidemment et à ce moment-là je prends également des coups. Et il répète que c'est lui qui commande en hurlant. </text:p>
      <text:p text:style-name="P1">Il étrangle, donne des coups de pieds, des coups de poings, il tire les cheveux. Il crie. Il fait le tigre <text:s/>en grognant.</text:p>
      <text:p text:style-name="P1">Quand il n'est pas énervé, ou pas en crise, il fait des câlins aux autres élèves et également à moi sa maîtresse, ou aux autres adultes qu'il croise dans l'école. Dans tous les cas son comportement n'est pas adapté...</text:p>
      <text:p text:style-name="P1"/>
      <text:p text:style-name="P1"><text:span text:style-name="T1">COMPORTEMENT FACE AU TRAVAIL</text:span> </text:p>
      <text:p text:style-name="P1">Stanley a du mal à supporter la contrainte, il le dit lui même « Dans cette école on travaille trop ». Lors des moments d'échanges à l'oral il s'investit, la plupart du temps sans demander la parole, mais ses réponses sont toujours pertinentes. En revanche quand il faut passer à l'écrit sur le cahier d'entraînement ou sur le fichier, il se braque et trouve une excuse pour ne pas travailler... Je lui montre l'horloge, et je lui explique qu'une fois qu'il aura terminé son écriture par exemple il pourra aller écouter une dictée pré-enregistrée sur l'ordinateur et l'écrire sur son ardoise (c'est une activité qu'il affectionne particulièrement), mais cela ne fonctionne pas toujours, si je ne suis pas assise à côté de lui, en train de le recentrer sans arrêt parce qu'il parle tout le temps, il ne fait pas son travail(mais il veut quand même à tous prix faire l'activité plus sympathique que je lui ai proposée en guise de récompense).</text:p>
      <text:p text:style-name="P4"/>
      <text:p text:style-name="P4">Exemple cahier d'entrainement avec et sans mon soutien / Fichier avec et sans mon soutien</text:p>
      <text:p text:style-name="P1"><text:span text:style-name="T2"/></text:p>
      <text:p text:style-name="P1"><text:span text:style-name="T3">L'écart se creuse avec les autres élèves : il ne connaît pas ses mots-outils, il ne maîtrise pas les poésies, et il n'arrive pas à faire des opérations simples en mathématiques.</text:span></text:p>
      <text:p text:style-name="P1"/>
      <text:p text:style-name="P1"><text:span text:style-name="T1">Depuis le passage de Mme Bodin à l'école</text:span>, j'ai mis en place <text:span text:style-name="T2">différents outils (les présenter ).</text:span> Stanley aurait besoin de contrôler tout ce qui se passe parce qu'il serait angoissé. Il aurait besoin d'un cadre très bien structuré pour se sentir en sécurité. Il est vrai que les moments où je perds Stanley en particulier sont les moments de transitions entre les différentes activités. J'ai donc collé sur sa table, des horloges, avec le nom des matières pour qu'il puisse se repérer facilement et qu'il sache toujours où on en est dans la journée. J'ai remarqué qu'il ne les utilisait pas vraiment, mais depuis moi j'insiste beaucoup plus à l'oral sur le temps qu'il nous reste avant le passage à la prochaine activité, on observe tous l'horloge, et je répète plusieurs fois dans la journée l'emploi du temps, ce que nous allons faire après. Même s'il ne se met pas forcément à son travail, il est très rigoureux sur le temps qui avance et me rappelle à l'ordre dès que le temps est écoulé. Cependant il continue de vagabonder, de discuter, de déranger les autres pendant les temps de travail où je suis avec un autre groupe notamment. Quand je travaille dans son groupe, je m'installe toujours à côté de lui. Je m'assieds, je parle doucement, dans l'espoir de l'apaiser. Cela fonctionne, mais malheureusement je ne peux pas être assise à côté de lui toute la journée. </text:p>
      <text:p text:style-name="P1"/>
      <text:p text:style-name="P1"><text:soft-page-break/>J'ai parlé de l'écriture, des exercices sur le fichier, mais les temps qu'il n'affectionne pas du tout sont les temps consacrés aux mathématiques. Il adore pourtant écrire sur son ardoise, mais les 15 minutes quotidiennes de calcul mental se transforment en dessin sur l'ardoise, et en comédie parce qu'il n'aime pas compter. Il fait souvent le premier calcul mais il s'arrête là. Si je l'interroge pour explicité sa stratégie, il brode tout de même une réponse calquée sur celles qu'ont donnée ses camarades la veille ou le jour-même. </text:p>
      <text:p text:style-name="P1"/>
      <text:p text:style-name="P1">Avant le passage de Mme Bodin, je lui proposais de choisir un sas de décompression, nous avons une chaise de pause dans la classe par exemple. Mais je lui laissais le choix en pensant que ce serait plus efficace. « choisis quelque chose pour te calmer, lire un livre, faire un atelier autonome, la chaise,etc » Seulement il a abusé de beaucoup de possibilités et ne se calmait pas pour autant. Mme Bodin m'a alors conseillé de ne pas lui laissé le choix, que ce pouvait être angoissant pour lui. Alors depuis j'impose une sanction et j'impose également un temps. Il n'a pas le choix une fois ce délai écoulé il devra être calmé. Ainsi je l'ai envoyé exprimer sa colère à la plante de la classe, je l'ai envoyé faire son travail dans la classe des grands, selon ce que je trouve le plus approprié au moment où il se met en colère. Depuis j'ai l'impression d'avoir réinstaurer mon autorité auprès de lui, et il ne m'a plus jamais frappé. Je lui confie régulièrement des petites responsabilités, il me rend des services et cela lui plaît beaucoup. C'est souvent comme ça que je le fais « sortir » d'une crise. Cela fonctionne plutôt bien, mais pour 10 ou 15 minutes seulement... Même sil ne s'en prend plus à moi, et qu'il ne me parle plus aussi mal qu'avant, il continue à s'en prendre aux autres. </text:p>
      <text:p text:style-name="P1"><text:s/></text:p>
      <text:p text:style-name="P1">Deux fois, sur autorisation de Mme Mattès, Inspectrice de l'Education Nationale, nous l'avions renvoyé à la maison. Ces deux fois avaient été très critiques, il avait frappé des élèves et il s'en était pris aux adultes de l'école également. Nous ne trouvions pas d'issue, il en allait de la sécurité des autres élèves. J'avoue avoir craint qu'il en joue les fois prochaines, pour le plaisir de rentrer à la maison, mais finalement il l'a très mal vécu et c'est une menace à l'heure actuelle qui fonctionne bien : « A trois j'appelle maman ». Et il réussit à se contenir. Le problème c'est que cela ne dure que quelques minutes. On doit toujours recommencer. </text:p>
      <text:p text:style-name="P1"/>
      <text:p text:style-name="P1">Il y a eu une grosse crise jeudi dernier (le 15), à 9h30 je l'avais déjà isolé 5 fois, il se calmait deux minutes,et recommençait. Il a frappé plusieurs élèves dans la classe, parce que ce qu'ils faisaient ne lui plaisait pas (l'un distribuait des cahiers et l'autre faisait un atelier autonome...il n'avait pas donné l'autorisation de le faire). J'ai fini par contacter la maman par téléphone, pour qu'elle lui parle et tente de le raisonner. Cela a très bien fonctionné. Il m'a demandé pardon et en classe il a fait de son mieux. C'est le temps de midi, en mon absence qu'il a de nouveau frappé des élèves. Il s'est même lui même tapé la tête contre le mur extérieur. Le soir nous avons échangé avec la maman par téléphone, elle voulait savoir comment s'était déroulé le reste de la journée, et je lui ai fait un bref bilan de son comportement ces derniers jours. Depuis, il n'a plus fait de crises en classe, et fait beaucoup d'effort pour bien se tenir. Même si j'en suis ravie et que Stanley est très fier de lui, une semaine sans crise, c'était déjà arrivé, nous ne pouvons pas nous permettre de conclure que tout est arrangé. </text:p>
      <text:p text:style-name="P1"/>
      <text:p text:style-name="P1">Par ailleurs d'autres familles sont déjà venues se plaindre de lui, leurs enfants en ont peur, et je crains qu'à force il soit isolé. </text:p>
      <text:p text:style-name="P1"/>
      <text:p text:style-name="P1">Les temps de midi sont particulièrement difficiles à gérer pour lui. Lors de chaque pause méridienne il s'en prend aux autres ou à lui même.</text:p>
      <text:p text:style-name="P1"/>
      <text:p text:style-name="P1"><text:span text:style-name="T1">Propositions :</text:span> <text:s text:c="26"/>- faire un bilan au CMPP (donner la fiche et la remplir avec eux) <text:s text:c="6"/></text:p>
      <text:list xml:id="list4643766512756687518" text:style-name="L1">
        <text:list-item>
          <text:list>
            <text:list-item>
              <text:list>
                <text:list-item>
                  <text:list>
                    <text:list-item>
                      <text:list>
                        <text:list-item>
                          <text:list>
                            <text:list-item>
                              <text:list>
                                <text:list-item>
                                  <text:list>
                                    <text:list-item>
                                      <text:p text:style-name="P6">faire un bilan avec Evelyne à chaque retour de pause méridienne</text:p>
                                    </text:list-item>
                                    <text:list-item>
                                      <text:p text:style-name="P6">rencontre une fois par semaine avec la maman après l'école pour faire un bilan </text:p>
                                    </text:list-item>
                                  </text:list>
                                </text:list-item>
                              </text:list>
                            </text:list-item>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brina Agnellini</meta:initial-creator>
    <meta:creation-date>2018-11-21T20:04:56.46</meta:creation-date>
    <dc:date>2018-11-26T17:20:28.51</dc:date>
    <dc:creator>Sabrina Agnellini</dc:creator>
    <meta:editing-duration>PT48M42S</meta:editing-duration>
    <meta:editing-cycles>4</meta:editing-cycles>
    <meta:generator>OpenOffice/4.1.5$Win32 OpenOffice.org_project/415m1$Build-9789</meta:generator>
    <meta:document-statistic meta:table-count="0" meta:image-count="0" meta:object-count="0" meta:page-count="2" meta:paragraph-count="21" meta:word-count="1431" meta:character-count="8131"/>
  </office:meta>
</office:document-meta>
</file>